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035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008000" fo:font-weight="bold"/>
    </style:style>
    <style:style style:name="gr1" style:family="graphic">
      <style:graphic-properties draw:marker-start="Arrowheads_20_1" draw:marker-start-width="0.0787in" draw:marker-start-center="false" draw:fill="solid" draw:fill-color="#ffffc0" fo:min-height="0.37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font-name="Calibri" fo:font-size="11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 style:text-emphasize="none" style:font-relief="none" fo:hyphenate="false"/>
    </style:style>
  </office:automatic-styles>
  <office:body>
    <office:spreadsheet>
      <table:table table:name="Not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 table:number-rows-repeated="4">
          <table:table-cell table:number-columns-repeated="2"/>
        </table:table-row>
        <table:table-row table:style-name="ro1">
          <table:table-cell/>
          <table:table-cell table:style-name="ce1" office:value-type="string">
            <office:annotation draw:style-name="gr2" draw:text-style-name="P1" svg:width="1.1413in" svg:height="0.4524in" svg:x="3.4213in" svg:y="0.1874in" draw:caption-point-x="-3.4213in" draw:caption-point-y="-0.1874in">
              <dc:date>2008-11-28T00:00:00</dc:date>
              <text:p text:style-name="P1">This note has formatting.</text:p>
            </office:annotation>
            <text:p>This cell has an attached no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office:annotation office:display="true" draw:style-name="gr1" draw:text-style-name="P1" svg:width="1.1413in" svg:height="0.4524in" svg:x="3.5469in" svg:y="0.8795in" draw:caption-point-x="-0.1677in" draw:caption-point-y="0.2866in">
              <dc:date>2008-11-28T00:00:00</dc:date>
              <text:p text:style-name="P1">Without formatting</text:p>
            </office:annotation>
            <text:p>This cell has an attached not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formula="oooc:=IF(1=1;&quot;This cell is a formula...&quot;)" office:value-type="string" office:string-value="This cell is a formula...">
            <office:annotation draw:style-name="gr2" draw:text-style-name="P1" svg:width="1.1413in" svg:height="3.2516in" svg:x="3.0858in" svg:y="2.7752in" draw:caption-point-x="-3.0858in" draw:caption-point-y="-2.7752in">
              <dc:date>2008-11-28T00:00:00</dc:date>
              <text:p text:style-name="P1">With a comment!</text:p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  <text:p text:style-name="P1"/>
            </office:annotation>
            <text:p>This cell is a formula...</text:p>
          </table:table-cell>
        </table:table-row>
        <table:table-row table:style-name="ro1" table:number-rows-repeated="65526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13" table:style-name="ta1" table:print="false">
        <table:table-column table:style-name="co1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table table:name="Sheet14" table:style-name="ta1" table:print="false">
        <table:table-column table:style-name="co1" table:default-cell-style-name="Default"/>
        <table:table-row table:style-name="ro1" table:number-rows-repeated="65535">
          <table:table-cell/>
        </table:table-row>
        <table:table-row table:style-name="ro1">
          <table:table-cell/>
        </table:table-row>
      </table:table>
      <table:named-expressions>
        <table:named-expression table:name="Excel_BuiltIn__FilterDatabase_1" table:base-cell-address="$Notes.$A$1" table:expression="$#REF!.$A$1:$T$58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Accent1" style:display-name="20% - Accent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" style:display-name="Explanatory Text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" style:display-name="Heading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0138in solid #c0c0c0"/>
    </style:style>
    <style:style style:name="Output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" style:display-name="Warning Text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" style:display-name="20% - Accent1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" style:display-name="20% - Accent2 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" style:display-name="20% - Accent3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" style:display-name="2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" style:display-name="20% - Accent5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" style:display-name="20% - Accent6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" style:display-name="40% - Accent1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" style:display-name="40% - Accent2 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" style:display-name="40% - Accent3 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" style:display-name="40% - Accent4 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" style:display-name="40% - Accent5 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" style:display-name="40% - Accent6 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" style:display-name="60% - Accent1 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" style:display-name="60% - Accent2 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" style:display-name="60% - Accent3 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" style:display-name="60% - 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" style:display-name="60% - 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" style:display-name="60% - Accent6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" style:display-name="Accent1 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" style:display-name="Accent2 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" style:display-name="Accent3 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" style:display-name="Accent4 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" style:display-name="Accent5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" style:display-name="Accent6 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" style:display-name="Calculation 1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" style:display-name="Check Cell 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" style:display-name="Explanatory Text 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" style:display-name="Heading 1 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" style:display-name="Heading 2 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" style:display-name="Heading 3 1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" style:display-name="Heading 4 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" style:display-name="Input 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" style:display-name="Linked Cell 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" style:display-name="Output 1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1" style:display-name="Title 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" style:display-name="Total 1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" style:display-name="Warning Text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2" style:display-name="20% - Accent1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2" style:display-name="20% - Accent2 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2" style:display-name="20% - Accent3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2" style:display-name="2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2" style:display-name="20% - Accent5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2" style:display-name="40% - Accent1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2" style:display-name="40% - Accent2 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2" style:display-name="40% - Accent3 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2" style:display-name="40% - Accent4 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2" style:display-name="40% - Accent5 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2" style:display-name="40% - Accent6 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2" style:display-name="60% - Accent1 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2" style:display-name="60% - Accent2 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2" style:display-name="60% - Accent3 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2" style:display-name="60% - 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2" style:display-name="60% - 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2" style:display-name="60% - Accent6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" style:display-name="Accent1 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" style:display-name="Accent2 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" style:display-name="Accent3 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" style:display-name="Accent4 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" style:display-name="Accent5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" style:display-name="Accent6 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" style:display-name="Bad 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2" style:display-name="Calculation 2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" style:display-name="Check Cell 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2" style:display-name="Explanatory Text 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2" style:display-name="Good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2" style:display-name="Heading 1 2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2" style:display-name="Heading 2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2" style:display-name="Heading 3 2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" style:display-name="Heading 4 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" style:display-name="Linked Cell 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0138in solid #c0c0c0"/>
    </style:style>
    <style:style style:name="Output_20_2" style:display-name="Output 2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2" style:display-name="Title 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2" style:display-name="Total 2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2" style:display-name="Warning Text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3" style:display-name="20% - Accent1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3" style:display-name="20% - Accent2 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3" style:display-name="20% - Accent3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3" style:display-name="2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3" style:display-name="20% - Accent5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3" style:display-name="20% - Accent6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3" style:display-name="40% - Accent1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3" style:display-name="40% - Accent2 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3" style:display-name="40% - Accent3 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3" style:display-name="40% - Accent4 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3" style:display-name="40% - Accent5 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3" style:display-name="40% - Accent6 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3" style:display-name="60% - Accent1 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3" style:display-name="60% - Accent2 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3" style:display-name="60% - Accent3 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3" style:display-name="60% - 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3" style:display-name="60% - 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3" style:display-name="60% - Accent6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3" style:display-name="Accent1 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3" style:display-name="Accent2 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3" style:display-name="Accent3 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3" style:display-name="Accent4 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3" style:display-name="Accent5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3" style:display-name="Accent6 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3" style:display-name="Bad 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3" style:display-name="Calculation 3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3" style:display-name="Check Cell 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3" style:display-name="Explanatory Text 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3" style:display-name="Good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3" style:display-name="Heading 1 3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3" style:display-name="Heading 2 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3" style:display-name="Heading 3 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3" style:display-name="Heading 4 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3" style:display-name="Input 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3" style:display-name="Linked Cell 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3" style:display-name="Note 3" style:family="table-cell" style:parent-style-name="Default">
      <style:table-cell-properties fo:background-color="#ffffcc" style:diagonal-bl-tr="none" style:diagonal-tl-br="none" fo:border="0.0138in solid #c0c0c0"/>
    </style:style>
    <style:style style:name="Output_20_3" style:display-name="Output 3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3" style:display-name="Title 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3" style:display-name="Total 3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3" style:display-name="Warning Text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4" style:display-name="20% - Accent1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4" style:display-name="20% - Accent2 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4" style:display-name="20% - Accent3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4" style:display-name="2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4" style:display-name="20% - Accent5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4" style:display-name="20% - Accent6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4" style:display-name="40% - Accent1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4" style:display-name="40% - Accent2 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4" style:display-name="40% - Accent3 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4" style:display-name="40% - Accent4 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4" style:display-name="40% - Accent5 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4" style:display-name="40% - Accent6 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4" style:display-name="60% - Accent1 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4" style:display-name="60% - Accent2 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4" style:display-name="60% - Accent3 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4" style:display-name="60% - 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4" style:display-name="60% - 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4" style:display-name="60% - Accent6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4" style:display-name="Accent1 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4" style:display-name="Accent2 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4" style:display-name="Accent3 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4" style:display-name="Accent4 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4" style:display-name="Accent5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4" style:display-name="Accent6 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4" style:display-name="Bad 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4" style:display-name="Calculation 4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4" style:display-name="Check Cell 4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4" style:display-name="Explanatory Text 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4" style:display-name="Good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4" style:display-name="Heading 1 4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4" style:display-name="Heading 2 4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4" style:display-name="Heading 3 4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4" style:display-name="Heading 4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4" style:display-name="Input 4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4" style:display-name="Linked Cell 4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4" style:display-name="Note 4" style:family="table-cell" style:parent-style-name="Default">
      <style:table-cell-properties fo:background-color="#ffffcc" style:diagonal-bl-tr="none" style:diagonal-tl-br="none" fo:border="0.0138in solid #c0c0c0"/>
    </style:style>
    <style:style style:name="Output_20_4" style:display-name="Output 4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4" style:display-name="Title 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4" style:display-name="Total 4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4" style:display-name="Warning Text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5" style:display-name="20% - Accent1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5" style:display-name="20% - Accent2 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5" style:display-name="20% - Accent3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5" style:display-name="2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5" style:display-name="20% - Accent5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5" style:display-name="20% - Accent6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5" style:display-name="40% - Accent1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5" style:display-name="40% - Accent2 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5" style:display-name="40% - Accent3 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5" style:display-name="40% - Accent4 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5" style:display-name="40% - Accent5 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5" style:display-name="40% - Accent6 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5" style:display-name="60% - Accent1 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5" style:display-name="60% - Accent2 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5" style:display-name="60% - Accent3 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5" style:display-name="60% - 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5" style:display-name="60% - 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5" style:display-name="60% - Accent6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5" style:display-name="Accent1 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5" style:display-name="Accent2 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5" style:display-name="Accent3 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5" style:display-name="Accent4 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5" style:display-name="Accent5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5" style:display-name="Accent6 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5" style:display-name="Bad 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5" style:display-name="Calculation 5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5" style:display-name="Check Cell 5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5" style:display-name="Explanatory Text 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5" style:display-name="Good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5" style:display-name="Heading 1 5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5" style:display-name="Heading 2 5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5" style:display-name="Heading 3 5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5" style:display-name="Heading 4 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5" style:display-name="Input 5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5" style:display-name="Linked Cell 5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5" style:display-name="Note 5" style:family="table-cell" style:parent-style-name="Default">
      <style:table-cell-properties fo:background-color="#ffffcc" style:diagonal-bl-tr="none" style:diagonal-tl-br="none" fo:border="0.0138in solid #c0c0c0"/>
    </style:style>
    <style:style style:name="Output_20_5" style:display-name="Output 5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5" style:display-name="Title 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5" style:display-name="Total 5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5" style:display-name="Warning Text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6" style:display-name="20% - Accent1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6" style:display-name="20% - Accent2 6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6" style:display-name="20% - Accent3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6" style:display-name="2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6" style:display-name="20% - Accent5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6" style:display-name="20% - Accent6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6" style:display-name="40% - Accent1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6" style:display-name="40% - Accent2 6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6" style:display-name="40% - Accent3 6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6" style:display-name="40% - Accent4 6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6" style:display-name="40% - Accent5 6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6" style:display-name="40% - Accent6 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6" style:display-name="60% - Accent1 6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6" style:display-name="60% - Accent2 6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6" style:display-name="60% - Accent3 6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6" style:display-name="60% - 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6" style:display-name="60% - 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6" style:display-name="60% - Accent6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6" style:display-name="Accent1 6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6" style:display-name="Accent2 6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6" style:display-name="Accent3 6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6" style:display-name="Accent4 6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6" style:display-name="Accent5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6" style:display-name="Accent6 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6" style:display-name="Bad 6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6" style:display-name="Calculation 6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6" style:display-name="Check Cell 6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6" style:display-name="Explanatory Text 6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6" style:display-name="Good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6" style:display-name="Heading 1 6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6" style:display-name="Heading 2 6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6" style:display-name="Heading 3 6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6" style:display-name="Heading 4 6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6" style:display-name="Input 6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6" style:display-name="Linked Cell 6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6" style:display-name="Note 6" style:family="table-cell" style:parent-style-name="Default">
      <style:table-cell-properties fo:background-color="#ffffcc" style:diagonal-bl-tr="none" style:diagonal-tl-br="none" fo:border="0.0138in solid #c0c0c0"/>
    </style:style>
    <style:style style:name="Output_20_6" style:display-name="Output 6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6" style:display-name="Title 6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6" style:display-name="Total 6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6" style:display-name="Warning Text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7" style:display-name="20% - Accent1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7" style:display-name="20% - Accent2 7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7" style:display-name="20% - Accent3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7" style:display-name="2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7" style:display-name="20% - Accent5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7" style:display-name="20% - Accent6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7" style:display-name="40% - Accent1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7" style:display-name="40% - Accent2 7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7" style:display-name="40% - Accent3 7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7" style:display-name="40% - Accent4 7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7" style:display-name="40% - Accent5 7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7" style:display-name="40% - Accent6 7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7" style:display-name="60% - Accent1 7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7" style:display-name="60% - Accent2 7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7" style:display-name="60% - Accent3 7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7" style:display-name="60% - 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7" style:display-name="60% - 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7" style:display-name="60% - Accent6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7" style:display-name="Accent1 7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7" style:display-name="Accent2 7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7" style:display-name="Accent3 7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7" style:display-name="Accent4 7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7" style:display-name="Accent5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7" style:display-name="Accent6 7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7" style:display-name="Bad 7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7" style:display-name="Calculation 7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7" style:display-name="Check Cell 7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7" style:display-name="Explanatory Text 7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7" style:display-name="Good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7" style:display-name="Heading 1 7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7" style:display-name="Heading 2 7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7" style:display-name="Heading 3 7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7" style:display-name="Heading 4 7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7" style:display-name="Input 7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7" style:display-name="Linked Cell 7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7" style:display-name="Note 7" style:family="table-cell" style:parent-style-name="Default">
      <style:table-cell-properties fo:background-color="#ffffcc" style:diagonal-bl-tr="none" style:diagonal-tl-br="none" fo:border="0.0138in solid #c0c0c0"/>
    </style:style>
    <style:style style:name="Output_20_7" style:display-name="Output 7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itle_20_7" style:display-name="Title 7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7" style:display-name="Total 7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7" style:display-name="Warning Text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8" style:display-name="20% - Accent1 8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8" style:display-name="20% - Accent2 8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8" style:display-name="20% - Accent3 8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8" style:display-name="2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8" style:display-name="20% - Accent5 8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8" style:display-name="20% - Accent6 8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8" style:display-name="40% - Accent1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8" style:display-name="40% - Accent2 8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8" style:display-name="40% - Accent3 8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8" style:display-name="40% - Accent4 8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8" style:display-name="40% - Accent5 8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8" style:display-name="40% - Accent6 8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8" style:display-name="60% - Accent1 8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8" style:display-name="60% - Accent2 8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8" style:display-name="60% - Accent3 8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8" style:display-name="60% - 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8" style:display-name="60% - 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8" style:display-name="60% - Accent6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8" style:display-name="Accent1 8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" style:display-name="Accent1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" style:display-name="Accent1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" style:display-name="Accent1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1" style:display-name="Accent1 2 1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8" style:display-name="Accent2 8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" style:display-name="Accent2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" style:display-name="Accent2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" style:display-name="Accent2 - 60%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1" style:display-name="Accent2 2 1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8" style:display-name="Accent3 8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" style:display-name="Accent3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" style:display-name="Accent3 - 40%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" style:display-name="Accent3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1" style:display-name="Accent3 2 1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8" style:display-name="Accent4 8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" style:display-name="Accent4 - 2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" style:display-name="Accent4 - 40%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" style:display-name="Accent4 - 60%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1" style:display-name="Accent4 2 1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8" style:display-name="Accent5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" style:display-name="Accent5 - 20%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" style:display-name="Accent5 - 40%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" style:display-name="Accent5 - 60%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1" style:display-name="Accent5 2 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8" style:display-name="Accent6 8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" style:display-name="Accent6 - 20%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" style:display-name="Accent6 - 40%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" style:display-name="Accent6 - 60%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1" style:display-name="Accent6 2 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8" style:display-name="Bad 8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1" style:display-name="Bad 2 1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8" style:display-name="Calculation 8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1" style:display-name="Calculation 2 1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8" style:display-name="Check Cell 8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1" style:display-name="Check Cell 2 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" style:display-name="Emphasis 1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" style:display-name="Emphasis 2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" style:display-name="Emphasis 3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8" style:display-name="Explanatory Text 8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8" style:display-name="Good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1" style:display-name="Good 2 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8" style:display-name="Heading 1 8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1" style:display-name="Heading 1 2 1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8" style:display-name="Heading 2 8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1" style:display-name="Heading 2 2 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8" style:display-name="Heading 3 8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1" style:display-name="Heading 3 2 1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8" style:display-name="Heading 4 8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1" style:display-name="Heading 4 2 1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8" style:display-name="Input 8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1" style:display-name="Input 2 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8" style:display-name="Linked Cell 8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1" style:display-name="Linked Cell 2 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" style:display-name="Neutral 2 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8" style:display-name="Note 8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1" style:display-name="Note 2 1" style:family="table-cell" style:parent-style-name="Default">
      <style:table-cell-properties fo:background-color="#ffffcc" style:diagonal-bl-tr="none" style:diagonal-tl-br="none" fo:border="0.0138in solid #c0c0c0"/>
    </style:style>
    <style:style style:name="Output_20_8" style:display-name="Output 8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1" style:display-name="Output 2 1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" style:display-name="Sheet Title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8" style:display-name="Title 8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8" style:display-name="Total 8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1" style:display-name="Total 2 1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8" style:display-name="Warning Text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1" style:display-name="Warning Text 2 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9" style:display-name="20% - Accent1 9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9" style:display-name="20% - Accent2 9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9" style:display-name="20% - Accent3 9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9" style:display-name="2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9" style:display-name="20% - Accent5 9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9" style:display-name="20% - Accent6 9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9" style:display-name="40% - Accent1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9" style:display-name="40% - Accent2 9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9" style:display-name="40% - Accent3 9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9" style:display-name="40% - Accent4 9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9" style:display-name="40% - Accent5 9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9" style:display-name="40% - Accent6 9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9" style:display-name="60% - Accent1 9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9" style:display-name="60% - Accent2 9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9" style:display-name="60% - Accent3 9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9" style:display-name="60% - 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9" style:display-name="60% - 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9" style:display-name="60% - Accent6 9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9" style:display-name="Accent1 9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1" style:display-name="Accent1 - 20%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1" style:display-name="Accent1 - 40%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1" style:display-name="Accent1 - 60% 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2" style:display-name="Accent1 2 2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9" style:display-name="Accent2 9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1" style:display-name="Accent2 - 20% 1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1" style:display-name="Accent2 - 40% 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1" style:display-name="Accent2 - 60% 1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2" style:display-name="Accent2 2 2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9" style:display-name="Accent3 9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1" style:display-name="Accent3 - 20% 1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1" style:display-name="Accent3 - 40% 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1" style:display-name="Accent3 - 60% 1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2" style:display-name="Accent3 2 2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9" style:display-name="Accent4 9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1" style:display-name="Accent4 - 20%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1" style:display-name="Accent4 - 40% 1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1" style:display-name="Accent4 - 60% 1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2" style:display-name="Accent4 2 2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9" style:display-name="Accent5 9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1" style:display-name="Accent5 - 20% 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1" style:display-name="Accent5 - 40% 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1" style:display-name="Accent5 - 60% 1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2" style:display-name="Accent5 2 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9" style:display-name="Accent6 9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1" style:display-name="Accent6 - 20% 1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1" style:display-name="Accent6 - 40% 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1" style:display-name="Accent6 - 60% 1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2" style:display-name="Accent6 2 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9" style:display-name="Bad 9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2" style:display-name="Bad 2 2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9" style:display-name="Calculation 9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2" style:display-name="Calculation 2 2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9" style:display-name="Check Cell 9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2" style:display-name="Check Cell 2 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1" style:display-name="Emphasis 1 1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1" style:display-name="Emphasis 2 1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1" style:display-name="Emphasis 3 1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9" style:display-name="Explanatory Text 9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9" style:display-name="Good 9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2" style:display-name="Good 2 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9" style:display-name="Heading 1 9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2" style:display-name="Heading 1 2 2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9" style:display-name="Heading 2 9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2" style:display-name="Heading 2 2 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9" style:display-name="Heading 3 9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2" style:display-name="Heading 3 2 2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9" style:display-name="Heading 4 9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2" style:display-name="Heading 4 2 2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9" style:display-name="Input 9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2" style:display-name="Input 2 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9" style:display-name="Linked Cell 9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2" style:display-name="Linked Cell 2 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" style:display-name="Neutral 9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9" style:display-name="Note 9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2" style:display-name="Note 2 2" style:family="table-cell" style:parent-style-name="Default">
      <style:table-cell-properties fo:background-color="#ffffcc" style:diagonal-bl-tr="none" style:diagonal-tl-br="none" fo:border="0.0138in solid #c0c0c0"/>
    </style:style>
    <style:style style:name="Output_20_9" style:display-name="Output 9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2" style:display-name="Output 2 2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1" style:display-name="Sheet Title 1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9" style:display-name="Title 9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9" style:display-name="Total 9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9" style:display-name="Warning Text 9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2" style:display-name="Warning Text 2 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0" style:display-name="20% - Accent1 10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0" style:display-name="20% - Accent2 10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0" style:display-name="20% - Accent3 10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0" style:display-name="2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0" style:display-name="20% - Accent5 10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0" style:display-name="20% - Accent6 10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0" style:display-name="40% - Accent1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0" style:display-name="40% - Accent2 10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0" style:display-name="40% - Accent3 10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0" style:display-name="40% - Accent4 10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0" style:display-name="40% - Accent5 10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0" style:display-name="40% - Accent6 10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0" style:display-name="60% - Accent1 10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0" style:display-name="60% - Accent2 10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0" style:display-name="60% - Accent3 10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0" style:display-name="60% - 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0" style:display-name="60% - 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0" style:display-name="60% - Accent6 10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0" style:display-name="Accent1 10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2" style:display-name="Accent1 - 20%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2" style:display-name="Accent1 - 40%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2" style:display-name="Accent1 - 60% 2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3" style:display-name="Accent1 2 3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0" style:display-name="Accent2 10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2" style:display-name="Accent2 - 20% 2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2" style:display-name="Accent2 - 40% 2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2" style:display-name="Accent2 - 60% 2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3" style:display-name="Accent2 2 3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0" style:display-name="Accent3 10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2" style:display-name="Accent3 - 20% 2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2" style:display-name="Accent3 - 40% 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2" style:display-name="Accent3 - 60% 2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3" style:display-name="Accent3 2 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0" style:display-name="Accent4 10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2" style:display-name="Accent4 - 20%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2" style:display-name="Accent4 - 40% 2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2" style:display-name="Accent4 - 60% 2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3" style:display-name="Accent4 2 3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0" style:display-name="Accent5 10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2" style:display-name="Accent5 - 20% 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2" style:display-name="Accent5 - 40% 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2" style:display-name="Accent5 - 60% 2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3" style:display-name="Accent5 2 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0" style:display-name="Accent6 10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2" style:display-name="Accent6 - 20% 2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2" style:display-name="Accent6 - 40% 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2" style:display-name="Accent6 - 60% 2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3" style:display-name="Accent6 2 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0" style:display-name="Bad 10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3" style:display-name="Bad 2 3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0" style:display-name="Calculation 10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3" style:display-name="Calculation 2 3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0" style:display-name="Check Cell 10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3" style:display-name="Check Cell 2 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2" style:display-name="Emphasis 1 2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2" style:display-name="Emphasis 2 2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2" style:display-name="Emphasis 3 2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0" style:display-name="Explanatory Text 10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0" style:display-name="Good 10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3" style:display-name="Good 2 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0" style:display-name="Heading 1 10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3" style:display-name="Heading 1 2 3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0" style:display-name="Heading 2 10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3" style:display-name="Heading 2 2 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0" style:display-name="Heading 3 10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3" style:display-name="Heading 3 2 3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0" style:display-name="Heading 4 10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3" style:display-name="Heading 4 2 3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0" style:display-name="Input 10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3" style:display-name="Input 2 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0" style:display-name="Linked Cell 10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3" style:display-name="Linked Cell 2 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0" style:display-name="Neutral 10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3" style:display-name="Neutral 2 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0" style:display-name="Note 10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3" style:display-name="Note 2 3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0" style:display-name="Output 10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3" style:display-name="Output 2 3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2" style:display-name="Sheet Title 2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0" style:display-name="Title 10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0" style:display-name="Total 10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0" style:display-name="Warning Text 10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3" style:display-name="Warning Text 2 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1" style:display-name="20% - Accent1 1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1" style:display-name="20% - Accent2 11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1" style:display-name="20% - Accent3 11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1" style:display-name="20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1" style:display-name="20% - Accent5 11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1" style:display-name="20% - Accent6 11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1" style:display-name="40% - Accent1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1" style:display-name="40% - Accent2 11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1" style:display-name="40% - Accent3 11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1" style:display-name="40% - Accent4 11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1" style:display-name="40% - Accent5 1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1" style:display-name="40% - Accent6 11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1" style:display-name="60% - Accent1 1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1" style:display-name="60% - Accent2 11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1" style:display-name="60% - Accent3 11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1" style:display-name="60% - 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1" style:display-name="60% - 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1" style:display-name="60% - Accent6 11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1" style:display-name="Accent1 1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3" style:display-name="Accent1 - 20%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3" style:display-name="Accent1 - 40%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3" style:display-name="Accent1 - 60% 3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4" style:display-name="Accent1 2 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1" style:display-name="Accent2 11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3" style:display-name="Accent2 - 20% 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3" style:display-name="Accent2 - 40% 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3" style:display-name="Accent2 - 60% 3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4" style:display-name="Accent2 2 4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1" style:display-name="Accent3 11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3" style:display-name="Accent3 - 20% 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3" style:display-name="Accent3 - 40% 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3" style:display-name="Accent3 - 60% 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4" style:display-name="Accent3 2 4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1" style:display-name="Accent4 11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3" style:display-name="Accent4 - 20%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3" style:display-name="Accent4 - 40% 3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3" style:display-name="Accent4 - 60% 3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4" style:display-name="Accent4 2 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1" style:display-name="Accent5 11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3" style:display-name="Accent5 - 20% 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3" style:display-name="Accent5 - 40% 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3" style:display-name="Accent5 - 60% 3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4" style:display-name="Accent5 2 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1" style:display-name="Accent6 11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3" style:display-name="Accent6 - 20% 3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3" style:display-name="Accent6 - 40% 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3" style:display-name="Accent6 - 60% 3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4" style:display-name="Accent6 2 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1" style:display-name="Bad 11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4" style:display-name="Bad 2 4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1" style:display-name="Calculation 11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4" style:display-name="Calculation 2 4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1" style:display-name="Check Cell 11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4" style:display-name="Check Cell 2 4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3" style:display-name="Emphasis 1 3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3" style:display-name="Emphasis 2 3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3" style:display-name="Emphasis 3 3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1" style:display-name="Explanatory Text 11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1" style:display-name="Good 11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4" style:display-name="Good 2 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1" style:display-name="Heading 1 11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4" style:display-name="Heading 1 2 4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1" style:display-name="Heading 2 11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4" style:display-name="Heading 2 2 4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1" style:display-name="Heading 3 11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4" style:display-name="Heading 3 2 4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1" style:display-name="Heading 4 11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4" style:display-name="Heading 4 2 4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1" style:display-name="Input 11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4" style:display-name="Input 2 4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1" style:display-name="Linked Cell 11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4" style:display-name="Linked Cell 2 4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1" style:display-name="Neutral 11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4" style:display-name="Neutral 2 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1" style:display-name="Note 11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4" style:display-name="Note 2 4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1" style:display-name="Output 11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4" style:display-name="Output 2 4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3" style:display-name="Sheet Title 3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1" style:display-name="Title 11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1" style:display-name="Total 11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1" style:display-name="Warning Text 11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4" style:display-name="Warning Text 2 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2" style:display-name="20% - Accent1 12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2" style:display-name="20% - Accent2 1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2" style:display-name="20% - Accent3 12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2" style:display-name="20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2" style:display-name="20% - Accent5 12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2" style:display-name="20% - Accent6 1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2" style:display-name="40% - Accent1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2" style:display-name="40% - Accent2 1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2" style:display-name="40% - Accent3 12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2" style:display-name="40% - Accent4 12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2" style:display-name="40% - Accent5 12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2" style:display-name="40% - Accent6 12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2" style:display-name="60% - Accent1 12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2" style:display-name="60% - Accent2 1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2" style:display-name="60% - Accent3 12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2" style:display-name="60% - 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2" style:display-name="60% - 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2" style:display-name="60% - Accent6 12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2" style:display-name="Accent1 12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4" style:display-name="Accent1 - 20%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4" style:display-name="Accent1 - 40%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4" style:display-name="Accent1 - 60% 4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5" style:display-name="Accent1 2 5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2" style:display-name="Accent2 1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4" style:display-name="Accent2 - 20% 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4" style:display-name="Accent2 - 40% 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4" style:display-name="Accent2 - 60% 4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5" style:display-name="Accent2 2 5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2" style:display-name="Accent3 12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4" style:display-name="Accent3 - 20% 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4" style:display-name="Accent3 - 40% 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4" style:display-name="Accent3 - 60% 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5" style:display-name="Accent3 2 5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2" style:display-name="Accent4 12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4" style:display-name="Accent4 - 20%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4" style:display-name="Accent4 - 40% 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4" style:display-name="Accent4 - 60% 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5" style:display-name="Accent4 2 5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2" style:display-name="Accent5 12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4" style:display-name="Accent5 - 20% 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4" style:display-name="Accent5 - 40% 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4" style:display-name="Accent5 - 60% 4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5" style:display-name="Accent5 2 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2" style:display-name="Accent6 12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4" style:display-name="Accent6 - 20% 4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4" style:display-name="Accent6 - 40% 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4" style:display-name="Accent6 - 60% 4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5" style:display-name="Accent6 2 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2" style:display-name="Bad 12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5" style:display-name="Bad 2 5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2" style:display-name="Calculation 12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5" style:display-name="Calculation 2 5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2" style:display-name="Check Cell 12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5" style:display-name="Check Cell 2 5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4" style:display-name="Emphasis 1 4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4" style:display-name="Emphasis 2 4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4" style:display-name="Emphasis 3 4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2" style:display-name="Explanatory Text 12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2" style:display-name="Good 12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5" style:display-name="Good 2 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2" style:display-name="Heading 1 12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5" style:display-name="Heading 1 2 5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2" style:display-name="Heading 2 12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5" style:display-name="Heading 2 2 5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2" style:display-name="Heading 3 12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5" style:display-name="Heading 3 2 5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2" style:display-name="Heading 4 12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5" style:display-name="Heading 4 2 5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2" style:display-name="Input 12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5" style:display-name="Input 2 5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2" style:display-name="Linked Cell 12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5" style:display-name="Linked Cell 2 5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2" style:display-name="Neutral 12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5" style:display-name="Neutral 2 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2" style:display-name="Note 12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5" style:display-name="Note 2 5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2" style:display-name="Output 12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5" style:display-name="Output 2 5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4" style:display-name="Sheet Title 4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2" style:display-name="Title 12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2" style:display-name="Total 12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5" style:display-name="Total 2 5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2" style:display-name="Warning Text 12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5" style:display-name="Warning Text 2 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3" style:display-name="20% - Accent1 13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3" style:display-name="20% - Accent2 13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3" style:display-name="20% - Accent3 1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3" style:display-name="20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3" style:display-name="20% - Accent5 13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3" style:display-name="20% - Accent6 13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3" style:display-name="40% - Accent1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3" style:display-name="40% - Accent2 13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3" style:display-name="40% - Accent3 1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3" style:display-name="40% - Accent4 13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3" style:display-name="40% - Accent5 13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3" style:display-name="40% - Accent6 13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3" style:display-name="60% - Accent1 13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3" style:display-name="60% - Accent2 13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3" style:display-name="60% - Accent3 1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3" style:display-name="60% - 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3" style:display-name="60% - 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3" style:display-name="60% - Accent6 13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3" style:display-name="Accent1 13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5" style:display-name="Accent1 - 20%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5" style:display-name="Accent1 - 40%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5" style:display-name="Accent1 - 60% 5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6" style:display-name="Accent1 2 6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3" style:display-name="Accent2 13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5" style:display-name="Accent2 - 20% 5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5" style:display-name="Accent2 - 40% 5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5" style:display-name="Accent2 - 60% 5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6" style:display-name="Accent2 2 6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3" style:display-name="Accent3 1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5" style:display-name="Accent3 - 20% 5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5" style:display-name="Accent3 - 40% 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5" style:display-name="Accent3 - 60% 5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6" style:display-name="Accent3 2 6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3" style:display-name="Accent4 13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5" style:display-name="Accent4 - 20%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5" style:display-name="Accent4 - 40% 5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5" style:display-name="Accent4 - 60% 5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6" style:display-name="Accent4 2 6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3" style:display-name="Accent5 13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5" style:display-name="Accent5 - 20% 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5" style:display-name="Accent5 - 40% 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5" style:display-name="Accent5 - 60% 5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6" style:display-name="Accent5 2 6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3" style:display-name="Accent6 13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5" style:display-name="Accent6 - 20% 5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5" style:display-name="Accent6 - 40% 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5" style:display-name="Accent6 - 60% 5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6" style:display-name="Accent6 2 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3" style:display-name="Bad 13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6" style:display-name="Bad 2 6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3" style:display-name="Calculation 13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6" style:display-name="Calculation 2 6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3" style:display-name="Check Cell 13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6" style:display-name="Check Cell 2 6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5" style:display-name="Emphasis 1 5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5" style:display-name="Emphasis 2 5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5" style:display-name="Emphasis 3 5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3" style:display-name="Explanatory Text 13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3" style:display-name="Good 13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6" style:display-name="Good 2 6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3" style:display-name="Heading 1 13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6" style:display-name="Heading 1 2 6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3" style:display-name="Heading 2 13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6" style:display-name="Heading 2 2 6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3" style:display-name="Heading 3 13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6" style:display-name="Heading 3 2 6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3" style:display-name="Heading 4 13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6" style:display-name="Heading 4 2 6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3" style:display-name="Input 13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6" style:display-name="Input 2 6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3" style:display-name="Linked Cell 13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6" style:display-name="Linked Cell 2 6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3" style:display-name="Neutral 13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6" style:display-name="Neutral 2 6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3" style:display-name="Note 13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6" style:display-name="Note 2 6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3" style:display-name="Output 13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6" style:display-name="Output 2 6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5" style:display-name="Sheet Title 5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3" style:display-name="Title 13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3" style:display-name="Total 13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6" style:display-name="Total 2 6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3" style:display-name="Warning Text 13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6" style:display-name="Warning Text 2 6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4" style:display-name="20% - Accent1 14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4" style:display-name="20% - Accent2 14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4" style:display-name="20% - Accent3 14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4" style:display-name="20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4" style:display-name="20% - Accent5 14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4" style:display-name="20% - Accent6 14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4" style:display-name="40% - Accent1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4" style:display-name="40% - Accent2 14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4" style:display-name="40% - Accent3 14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4" style:display-name="40% - Accent4 1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4" style:display-name="40% - Accent5 14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4" style:display-name="40% - Accent6 14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4" style:display-name="60% - Accent1 14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4" style:display-name="60% - Accent2 14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4" style:display-name="60% - Accent3 14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4" style:display-name="60% - 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4" style:display-name="60% - 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4" style:display-name="60% - Accent6 14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4" style:display-name="Accent1 14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6" style:display-name="Accent1 - 20%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6" style:display-name="Accent1 - 40%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6" style:display-name="Accent1 - 60% 6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7" style:display-name="Accent1 2 7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4" style:display-name="Accent2 14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6" style:display-name="Accent2 - 20% 6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6" style:display-name="Accent2 - 40% 6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6" style:display-name="Accent2 - 60% 6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7" style:display-name="Accent2 2 7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4" style:display-name="Accent3 14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6" style:display-name="Accent3 - 20% 6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6" style:display-name="Accent3 - 40% 6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6" style:display-name="Accent3 - 60% 6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7" style:display-name="Accent3 2 7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4" style:display-name="Accent4 1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6" style:display-name="Accent4 - 20%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6" style:display-name="Accent4 - 40% 6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6" style:display-name="Accent4 - 60% 6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7" style:display-name="Accent4 2 7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4" style:display-name="Accent5 14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6" style:display-name="Accent5 - 20% 6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6" style:display-name="Accent5 - 40% 6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6" style:display-name="Accent5 - 60% 6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7" style:display-name="Accent5 2 7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4" style:display-name="Accent6 14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6" style:display-name="Accent6 - 20% 6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6" style:display-name="Accent6 - 40% 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6" style:display-name="Accent6 - 60% 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7" style:display-name="Accent6 2 7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4" style:display-name="Bad 14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7" style:display-name="Bad 2 7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4" style:display-name="Calculation 14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7" style:display-name="Calculation 2 7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4" style:display-name="Check Cell 14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7" style:display-name="Check Cell 2 7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6" style:display-name="Emphasis 1 6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6" style:display-name="Emphasis 2 6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6" style:display-name="Emphasis 3 6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4" style:display-name="Explanatory Text 14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4" style:display-name="Good 14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7" style:display-name="Good 2 7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4" style:display-name="Heading 1 14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7" style:display-name="Heading 1 2 7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4" style:display-name="Heading 2 14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7" style:display-name="Heading 2 2 7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4" style:display-name="Heading 3 14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7" style:display-name="Heading 3 2 7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4" style:display-name="Heading 4 1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7" style:display-name="Heading 4 2 7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4" style:display-name="Input 14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7" style:display-name="Input 2 7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4" style:display-name="Linked Cell 14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7" style:display-name="Linked Cell 2 7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4" style:display-name="Neutral 14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7" style:display-name="Neutral 2 7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4" style:display-name="Note 14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7" style:display-name="Note 2 7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4" style:display-name="Output 14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7" style:display-name="Output 2 7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6" style:display-name="Sheet Title 6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4" style:display-name="Title 14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4" style:display-name="Total 14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7" style:display-name="Total 2 7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4" style:display-name="Warning Text 14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7" style:display-name="Warning Text 2 7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1_20_15" style:display-name="20% - Accent1 15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_20_15" style:display-name="20% - Accent2 15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_20_15" style:display-name="20% - Accent3 15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_20_15" style:display-name="20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_20_15" style:display-name="20% - Accent5 1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15" style:display-name="20% - Accent6 15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_20_15" style:display-name="40% - Accent1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_20_15" style:display-name="40% - Accent2 15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_20_15" style:display-name="40% - Accent3 15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_20_15" style:display-name="40% - Accent4 15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_20_15" style:display-name="40% - Accent5 1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_20_15" style:display-name="40% - Accent6 15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_20_15" style:display-name="60% - Accent1 15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_20_15" style:display-name="60% - Accent2 15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_20_15" style:display-name="60% - Accent3 15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_20_15" style:display-name="60% - 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_20_15" style:display-name="60% - 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_20_15" style:display-name="60% - Accent6 15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15" style:display-name="Accent1 15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20_25__20_7" style:display-name="Accent1 - 20%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40_25__20_7" style:display-name="Accent1 - 40%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-_20_60_25__20_7" style:display-name="Accent1 - 60% 7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_20_2_20_8" style:display-name="Accent1 2 8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15" style:display-name="Accent2 15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20_25__20_7" style:display-name="Accent2 - 20% 7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40_25__20_7" style:display-name="Accent2 - 40% 7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-_20_60_25__20_7" style:display-name="Accent2 - 60% 7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_20_2_20_8" style:display-name="Accent2 2 8" style:family="table-cell" style:parent-style-name="Default">
      <style:table-cell-properties fo:background-color="#9933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15" style:display-name="Accent3 15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20_25__20_7" style:display-name="Accent3 - 20% 7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40_25__20_7" style:display-name="Accent3 - 40% 7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-_20_60_25__20_7" style:display-name="Accent3 - 60% 7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_20_2_20_8" style:display-name="Accent3 2 8" style:family="table-cell" style:parent-style-name="Default">
      <style:table-cell-properties fo:background-color="#96969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15" style:display-name="Accent4 15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20_25__20_7" style:display-name="Accent4 - 20%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40_25__20_7" style:display-name="Accent4 - 40% 7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-_20_60_25__20_7" style:display-name="Accent4 - 60% 7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_20_2_20_8" style:display-name="Accent4 2 8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15" style:display-name="Accent5 1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20_25__20_7" style:display-name="Accent5 - 20% 7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40_25__20_7" style:display-name="Accent5 - 40% 7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-_20_60_25__20_7" style:display-name="Accent5 - 60% 7" style:family="table-cell" style:parent-style-name="Default">
      <style:table-cell-properties fo:background-color="#99ccff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_20_2_20_8" style:display-name="Accent5 2 8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15" style:display-name="Accent6 15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20_25__20_7" style:display-name="Accent6 - 20% 7" style:family="table-cell" style:parent-style-name="Default">
      <style:table-cell-properties fo:background-color="#ff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40_25__20_7" style:display-name="Accent6 - 40% 7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-_20_60_25__20_7" style:display-name="Accent6 - 60% 7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_20_2_20_8" style:display-name="Accent6 2 8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15" style:display-name="Bad 15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_20_2_20_8" style:display-name="Bad 2 8" style:family="table-cell" style:parent-style-name="Default">
      <style:table-cell-properties fo:background-color="#ff99cc"/>
      <style:text-properties fo:color="#8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_20_15" style:display-name="Calculation 15" style:family="table-cell" style:parent-style-name="Default">
      <style:table-cell-properties fo:background-color="#c0c0c0" style:diagonal-bl-tr="none" style:diagonal-tl-br="none" fo:border="0.0138in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lculation_20_2_20_8" style:display-name="Calculation 2 8" style:family="table-cell" style:parent-style-name="Default">
      <style:table-cell-properties fo:background-color="#ffffff" style:diagonal-bl-tr="none" style:diagonal-tl-br="none" fo:border="0.0138in solid #808080"/>
      <style:text-properties fo:color="#ff66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15" style:display-name="Check Cell 15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heck_20_Cell_20_2_20_8" style:display-name="Check Cell 2 8" style:family="table-cell" style:parent-style-name="Default">
      <style:table-cell-properties fo:background-color="#969696" style:diagonal-bl-tr="none" style:diagonal-tl-br="none" fo:border="0.0413in double #333333" style:border-line-width="0.0138in 0.0138in 0.0138in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1_20_7" style:display-name="Emphasis 1 7" style:family="table-cell" style:parent-style-name="Default">
      <style:table-cell-properties fo:background-color="#b1b1b1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2_20_7" style:display-name="Emphasis 2 7" style:family="table-cell" style:parent-style-name="Default">
      <style:table-cell-properties fo:background-color="#ffa0a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mphasis_20_3_20_7" style:display-name="Emphasis 3 7" style:family="table-cell" style:parent-style-name="Default">
      <style:table-cell-properties fo:background-color="#d0d0d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planatory_20_Text_20_15" style:display-name="Explanatory Text 15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_20_15" style:display-name="Good 15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ood_20_2_20_8" style:display-name="Good 2 8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1_20_15" style:display-name="Heading 1 15" style:family="table-cell" style:parent-style-name="Default">
      <style:table-cell-properties fo:border-bottom="0.0555in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1_20_2_20_8" style:display-name="Heading 1 2 8" style:family="table-cell" style:parent-style-name="Default">
      <style:table-cell-properties fo:border-bottom="0.0555in solid #666699" style:diagonal-bl-tr="none" style:diagonal-tl-br="none" fo:border-left="none" fo:border-right="none" fo:border-top="none"/>
      <style:text-properties fo:color="#333399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_20_15" style:display-name="Heading 2 15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2_20_2_20_8" style:display-name="Heading 2 2 8" style:family="table-cell" style:parent-style-name="Default">
      <style:table-cell-properties fo:border-bottom="0.0555in solid #c0c0c0" style:diagonal-bl-tr="none" style:diagonal-tl-br="none" fo:border-left="none" fo:border-right="none" fo:border-top="none"/>
      <style:text-properties fo:color="#333399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_20_15" style:display-name="Heading 3 15" style:family="table-cell" style:parent-style-name="Default">
      <style:table-cell-properties fo:border-bottom="0.0346in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3_20_2_20_8" style:display-name="Heading 3 2 8" style:family="table-cell" style:parent-style-name="Default">
      <style:table-cell-properties fo:border-bottom="0.0346in solid #99ccff" style:diagonal-bl-tr="none" style:diagonal-tl-br="none" fo:border-left="none" fo:border-right="none" fo:border-top="none"/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15" style:display-name="Heading 4 15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_20_2_20_8" style:display-name="Heading 4 2 8" style:family="table-cell" style:parent-style-name="Default">
      <style:text-properties fo:color="#33339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Input_20_15" style:display-name="Input 15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_20_8" style:display-name="Input 2 8" style:family="table-cell" style:parent-style-name="Default">
      <style:table-cell-properties fo:background-color="#ffcc99" style:diagonal-bl-tr="none" style:diagonal-tl-br="none" fo:border="0.0138in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15" style:display-name="Linked Cell 15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_20_2_20_8" style:display-name="Linked Cell 2 8" style:family="table-cell" style:parent-style-name="Default">
      <style:table-cell-properties fo:border-bottom="0.0413in double #ff9900" style:border-line-width-bottom="0.0138in 0.0138in 0.0138in" style:diagonal-bl-tr="none" style:diagonal-tl-br="none" fo:border-left="none" fo:border-right="none" fo:border-top="none"/>
      <style:text-properties fo:color="#ff66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5" style:display-name="Neutral 15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8" style:display-name="Neutral 2 8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15" style:display-name="Note 15" style:family="table-cell" style:parent-style-name="Default">
      <style:table-cell-properties fo:background-color="#ffffcc" style:diagonal-bl-tr="none" style:diagonal-tl-br="none" fo:border="0.0138in solid #c0c0c0"/>
    </style:style>
    <style:style style:name="Note_20_2_20_8" style:display-name="Note 2 8" style:family="table-cell" style:parent-style-name="Default">
      <style:table-cell-properties fo:background-color="#ffffcc" style:diagonal-bl-tr="none" style:diagonal-tl-br="none" fo:border="0.0138in solid #c0c0c0"/>
    </style:style>
    <style:style style:name="Output_20_15" style:display-name="Output 15" style:family="table-cell" style:parent-style-name="Default">
      <style:table-cell-properties fo:background-color="#c0c0c0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Output_20_2_20_8" style:display-name="Output 2 8" style:family="table-cell" style:parent-style-name="Default">
      <style:table-cell-properties fo:background-color="#ffffff" style:diagonal-bl-tr="none" style:diagonal-tl-br="none" fo:border="0.0138in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heet_20_Title_20_7" style:display-name="Sheet Title 7" style:family="table-cell" style:parent-style-name="Default">
      <style:text-properties fo:color="#333399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itle_20_15" style:display-name="Title 15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5" style:display-name="Total 15" style:family="table-cell" style:parent-style-name="Default">
      <style:table-cell-properties fo:border-bottom="0.0413in double #333399" style:border-line-width-bottom="0.0138in 0.0138in 0.0138in" style:diagonal-bl-tr="none" style:diagonal-tl-br="none" fo:border-left="none" fo:border-right="none" fo:border-top="0.0138in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8" style:display-name="Total 2 8" style:family="table-cell" style:parent-style-name="Default">
      <style:table-cell-properties fo:border-bottom="0.0413in double #666699" style:border-line-width-bottom="0.0138in 0.0138in 0.0138in" style:diagonal-bl-tr="none" style:diagonal-tl-br="none" fo:border-left="none" fo:border-right="none" fo:border-top="0.0138in solid #6666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Warning_20_Text_20_15" style:display-name="Warning Text 15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Text_20_2_20_8" style:display-name="Warning Text 2 8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pm4">
      <style:page-layout-properties style:num-format="1" style:print-orientation="portrait" fo:margin-top="0.75in" fo:margin-bottom="0.75in" fo:margin-left="0.7in" fo:margin-right="0.7in" style:first-page-number="continue" style:scale-to="100%"/>
      <style:header-style>
        <style:header-footer-properties fo:margin-left="0.048in" fo:margin-right="0.048in" fo:margin-bottom="0in"/>
      </style:header-style>
      <style:footer-style>
        <style:header-footer-properties fo:margin-left="0.048in" fo:margin-right="0.048in" fo:margin-top="0in"/>
      </style:footer-style>
    </style:page-layout>
    <style:page-layout style:name="pm5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1-28">11/28/2008</text:date>, <text:time>17:2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General" style:display-name="PageStyle_General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Table" style:display-name="PageStyle_Table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Table_20_1" style:display-name="PageStyle_Table 1" style:page-layout-name="pm5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tes_20_1" style:display-name="PageStyle_Notes 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tes_20_2" style:display-name="PageStyle_Notes 2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Notes_20_3" style:display-name="PageStyle_Notes 3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" style:display-name="PageStyle_Freeze Panes_Column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1" style:display-name="PageStyle_Freeze Panes_Column 1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2" style:display-name="PageStyle_Freeze Panes_Column 2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3" style:display-name="PageStyle_Freeze Panes_Column 3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4" style:display-name="PageStyle_Freeze Panes_Column 4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5" style:display-name="PageStyle_Freeze Panes_Column 5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6" style:display-name="PageStyle_Freeze Panes_Column 6" style:page-layout-name="pm4">
      <style:header style:display="false"/>
      <style:header-left style:display="false"/>
      <style:footer style:display="false"/>
      <style:footer-left style:display="false"/>
    </style:master-page>
    <style:master-page style:name="PageStyle_5f_Freeze_20_Panes_5f_Column_20_7" style:display-name="PageStyle_Freeze Panes_Column 7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meta:creation-date>2008-06-19T15:23:52</meta:creation-date>
    <dc:date>2008-11-28T17:26:49</dc:date>
    <meta:editing-cycles>20</meta:editing-cycles>
    <meta:editing-duration>PT1H14M29S</meta:editing-duration>
    <meta:user-defined meta:name="Info 1"/>
    <meta:user-defined meta:name="Info 2"/>
    <meta:user-defined meta:name="Info 3"/>
    <meta:user-defined meta:name="Info 4"/>
    <meta:document-statistic meta:table-count="3" meta:cell-count="3"/>
  </office:meta>
</office:document-meta>
</file>